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Arial-BoldMT" svg:font-family="Arial-BoldMT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8.3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8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Abschätzung vor Prototypenproduktion</text:p>
          </table:table-cell>
          <table:table-cell office:value-type="string">
            <text:p>Abschätzung während Prototypenproduktion</text:p>
          </table:table-cell>
          <table:table-cell/>
        </table:table-row>
        <table:table-row table:style-name="ro1">
          <table:table-cell office:value-type="string">
            <text:p>Serie Stückzahl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Box</text:p>
          </table:table-cell>
          <table:table-cell office:value-type="string">
            <text:p>100,- + 9.-/Stück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string">
            <text:p>Einrichtung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Produktion</text:p>
          </table:table-cell>
          <table:table-cell table:formula="of:= 9*32" office:value-type="float" office:value="288">
            <text:p>28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ege &amp; Faltung geschätzt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tege</text:p>
          </table:table-cell>
          <table:table-cell table:number-columns-repeated="2" office:value-type="float" office:value="32">
            <text:p>32</text:p>
          </table:table-cell>
          <table:table-cell/>
        </table:table-row>
        <table:table-row table:style-name="ro1">
          <table:table-cell table:style-name="ce1" office:value-type="string">
            <text:p>Faltung</text:p>
          </table:table-cell>
          <table:table-cell table:number-columns-repeated="2" office:value-type="float" office:value="32">
            <text:p>3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Brett</text:p>
          </table:table-cell>
          <table:table-cell office:value-type="string">
            <text:p>50,- + 8,-/Stück</text:p>
          </table:table-cell>
          <table:table-cell table:number-columns-repeated="2"/>
        </table:table-row>
        <table:table-row table:style-name="ro1">
          <table:table-cell office:value-type="string">
            <text:p>Einrichtung</text:p>
          </table:table-cell>
          <table:table-cell table:number-columns-repeated="2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 8*32" office:value-type="float" office:value="256">
            <text:p>256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table:style-name="ce1" office:value-type="string">
            <text:p>Lasern</text:p>
          </table:table-cell>
          <table:table-cell office:value-type="string">
            <text:p>13,-/Stück</text:p>
          </table:table-cell>
          <table:table-cell office:value-type="string">
            <text:p>7,-/Stück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 13*32" office:value-type="float" office:value="416">
            <text:p>416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Karten</text:p>
          </table:table-cell>
          <table:table-cell office:value-type="string">
            <text:p>50 + 3,72,-/Deck</text:p>
          </table:table-cell>
          <table:table-cell table:number-columns-repeated="2"/>
        </table:table-row>
        <table:table-row table:style-name="ro1">
          <table:table-cell office:value-type="string">
            <text:p>Einrichtung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Produktion</text:p>
          </table:table-cell>
          <table:table-cell table:formula="of:= 3.72*32" office:value-type="float" office:value="119.04">
            <text:p>119,04</text:p>
          </table:table-cell>
          <table:table-cell office:value-type="float" office:value="139.28">
            <text:p>139,28</text:p>
          </table:table-cell>
          <table:table-cell/>
        </table:table-row>
        <table:table-row table:style-name="ro1">
          <table:table-cell/>
          <table:table-cell office:value-type="string">
            <text:p>Schätze und Hilfe/Stadt geschätzt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chätz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table:style-name="ce1" office:value-type="string">
            <text:p>Hilfe &amp; Stadt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string">
            <text:p>Meeple 0,09/Stück, Würfel 0,25/Stück</text:p>
          </table:table-cell>
          <table:table-cell office:value-type="string">
            <text:p>Meeple 0,10/Stück, Würfel 0,25/Stück</text:p>
          </table:table-cell>
          <table:table-cell/>
        </table:table-row>
        <table:table-row table:style-name="ro1">
          <table:table-cell table:style-name="ce1" office:value-type="string">
            <text:p>Pöppel</text:p>
          </table:table-cell>
          <table:table-cell table:formula="of:=32 * 4 * 0.09" office:value-type="float" office:value="11.52">
            <text:p>11,5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style-name="ce1" office:value-type="string">
            <text:p>Würfel</text:p>
          </table:table-cell>
          <table:table-cell table:formula="of:=32*0.25" office:value-type="float" office:value="8">
            <text:p>8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>
            <text:p>Fähnchen</text:p>
          </table:table-cell>
          <table:table-cell office:value-type="string">
            <text:p>Niete 100 Stück 1,01 + 4,16 Versand = 0,05/Stück</text:p>
            <text:p>Aufkleber 128 Stück 20,07 = 0,15/Stück 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string">
            <text:p>Niete</text:p>
          </table:table-cell>
          <table:table-cell table:formula="of:=20*0.05" office:value-type="float" office:value="1">
            <text:p>1</text:p>
          </table:table-cell>
          <table:table-cell table:formula="of:=20*0.05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ufkleber</text:p>
          </table:table-cell>
          <table:table-cell office:value-type="float" office:value="20.07">
            <text:p>20,07</text:p>
          </table:table-cell>
          <table:table-cell office:value-type="float" office:value="27.04">
            <text:p>27,0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Regelheft</text:p>
          </table:table-cell>
          <table:table-cell table:number-columns-repeated="2" office:value-type="string">
            <text:p>Flyeralarm 160,-/100Stück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32 * 1.6" office:value-type="float" office:value="51.2">
            <text:p>51,2</text:p>
          </table:table-cell>
          <table:table-cell table:formula="of:=32 * 1.6" office:value-type="float" office:value="51.2">
            <text:p>51,2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formula="of:=SUM([.B4:.B36])" office:value-type="float" office:value="1634.83">
            <text:p>1634,83</text:p>
          </table:table-cell>
          <table:table-cell table:formula="of:=SUM([.C4:.C36])" office:value-type="float" office:value="1340.52">
            <text:p>1340,52</text:p>
          </table:table-cell>
          <table:table-cell/>
        </table:table-row>
        <table:table-row table:style-name="ro1">
          <table:table-cell office:value-type="string">
            <text:p>pro Spiel</text:p>
          </table:table-cell>
          <table:table-cell table:formula="of:=[.B37]/[.B2]" office:value-type="float" office:value="51.0884375">
            <text:p>51,09</text:p>
          </table:table-cell>
          <table:table-cell table:formula="of:=[.C37]/[.C2]" office:value-type="float" office:value="67.026">
            <text:p>67,0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-BoldMT" svg:font-family="Arial-BoldMT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31">31.07.2021</text:date>, <text:time>11:0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3H51M54S</meta:editing-duration>
    <meta:editing-cycles>9</meta:editing-cycles>
    <meta:generator>OpenOffice/4.1.5$Win32 OpenOffice.org_project/415m1$Build-9789</meta:generator>
    <dc:date>2021-07-31T11:07:58.52</dc:date>
    <dc:creator>Jirka Dell'Oro-Friedl</dc:creator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